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1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7" style:family="table-cell" style:parent-style-name="Default" style:data-style-name="N113"/>
    <style:style style:name="ce35" style:family="table-cell" style:parent-style-name="Default" style:data-style-name="N3">
      <style:table-cell-properties fo:background-color="transparent"/>
      <style:text-properties fo:color="#80808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7"/>
        <table:table-column table:style-name="co4" table:number-columns-repeated="2" table:default-cell-style-name="ce15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31"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10" office:value-type="float" office:value="740" calcext:value-type="float">
            <text:p>74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10" office:value-type="float" office:value="1067" calcext:value-type="float">
            <text:p>1,067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10" office:value-type="float" office:value="1389" calcext:value-type="float">
            <text:p>1,389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10" office:value-type="float" office:value="1384" calcext:value-type="float">
            <text:p>1,384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10" office:value-type="float" office:value="1360" calcext:value-type="float">
            <text:p>1,36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10" office:value-type="float" office:value="1096" calcext:value-type="float">
            <text:p>1,096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10" office:value-type="float" office:value="1156" calcext:value-type="float">
            <text:p>1,156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10" office:value-type="float" office:value="1509" calcext:value-type="float">
            <text:p>1,509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10" office:value-type="float" office:value="1195" calcext:value-type="float">
            <text:p>1,195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10" office:value-type="float" office:value="996" calcext:value-type="float">
            <text:p>996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10" office:value-type="float" office:value="886" calcext:value-type="float">
            <text:p>886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10" office:value-type="float" office:value="1192" calcext:value-type="float">
            <text:p>1,192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10" office:value-type="float" office:value="1077" calcext:value-type="float">
            <text:p>1,077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10" office:value-type="float" office:value="1409" calcext:value-type="float">
            <text:p>1,409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8" office:value-type="float" office:value="901" calcext:value-type="float">
            <text:p>901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10" office:value-type="float" office:value="826" calcext:value-type="float">
            <text:p>826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10" office:value-type="float" office:value="711" calcext:value-type="float">
            <text:p>711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 table:number-columns-repeated="16376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10" office:value-type="float" office:value="1305" calcext:value-type="float">
            <text:p>1,305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8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10" office:value-type="float" office:value="1035" calcext:value-type="float">
            <text:p>1,035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10" office:value-type="float" office:value="1021" calcext:value-type="float">
            <text:p>1,021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10" office:value-type="float" office:value="748" calcext:value-type="float">
            <text:p>748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10" office:value-type="float" office:value="633" calcext:value-type="float">
            <text:p>633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10" office:value-type="float" office:value="1140" calcext:value-type="float">
            <text:p>1,14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10" office:value-type="float" office:value="1494" calcext:value-type="float">
            <text:p>1,494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5" office:value-type="float" office:value="1002" calcext:value-type="float">
            <text:p>1,002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 table:number-columns-repeated="16376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10" office:value-type="float" office:value="1113" calcext:value-type="float">
            <text:p>1,113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10" office:value-type="float" office:value="1001" calcext:value-type="float">
            <text:p>1,001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10" office:value-type="float" office:value="1200" calcext:value-type="float">
            <text:p>1,20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10" office:value-type="float" office:value="1079" calcext:value-type="float">
            <text:p>1,079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ホクト</text:p>
          </table:table-cell>
          <table:table-cell office:value-type="float" office:value="1379" calcext:value-type="float">
            <text:p>1379</text:p>
          </table:table-cell>
          <table:table-cell office:value-type="float" office:value="100" calcext:value-type="float">
            <text:p>100</text:p>
          </table:table-cell>
          <table:table-cell office:value-type="float" office:value="1819" calcext:value-type="float">
            <text:p>1,819.0</text:p>
          </table:table-cell>
          <table:table-cell office:value-type="float" office:value="1824" calcext:value-type="float">
            <text:p>1,824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新日本建設</text:p>
          </table:table-cell>
          <table:table-cell office:value-type="float" office:value="1879" calcext:value-type="float">
            <text:p>1879</text:p>
          </table:table-cell>
          <table:table-cell office:value-type="float" office:value="100" calcext:value-type="float">
            <text:p>100</text:p>
          </table:table-cell>
          <table:table-cell office:value-type="float" office:value="1241" calcext:value-type="float">
            <text:p>1,241.0</text:p>
          </table:table-cell>
          <table:table-cell office:value-type="float" office:value="1246" calcext:value-type="float">
            <text:p>1,246</text:p>
          </table:table-cell>
          <table:table-cell table:number-columns-repeated="2"/>
          <table:table-cell office:value-type="string" calcext:value-type="string">
            <text:p>11/10 中間決算</text:p>
          </table:table-cell>
          <table:table-cell table:number-columns-repeated="16375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日特建設 </text:p>
          </table:table-cell>
          <table:table-cell office:value-type="float" office:value="1929" calcext:value-type="float">
            <text:p>1929</text:p>
          </table:table-cell>
          <table:table-cell office:value-type="float" office:value="100" calcext:value-type="float">
            <text:p>100</text:p>
          </table:table-cell>
          <table:table-cell office:value-type="float" office:value="1052" calcext:value-type="float">
            <text:p>1,052.0</text:p>
          </table:table-cell>
          <table:table-cell office:value-type="float" office:value="1057" calcext:value-type="float">
            <text:p>1,057</text:p>
          </table:table-cell>
          <table:table-cell table:number-columns-repeated="16378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関電工</text:p>
          </table:table-cell>
          <table:table-cell office:value-type="float" office:value="1942" calcext:value-type="float">
            <text:p>1942</text:p>
          </table:table-cell>
          <table:table-cell office:value-type="float" office:value="100" calcext:value-type="float">
            <text:p>100</text:p>
          </table:table-cell>
          <table:table-cell office:value-type="float" office:value="1429" calcext:value-type="float">
            <text:p>1,429.0</text:p>
          </table:table-cell>
          <table:table-cell office:value-type="float" office:value="1439" calcext:value-type="float">
            <text:p>1,439</text:p>
          </table:table-cell>
          <table:table-cell table:number-columns-repeated="2"/>
          <table:table-cell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クリエイト・レストランツ・ホール</text:p>
          </table:table-cell>
          <table:table-cell office:value-type="float" office:value="3387" calcext:value-type="float">
            <text:p>3387</text:p>
          </table:table-cell>
          <table:table-cell office:value-type="float" office:value="100" calcext:value-type="float">
            <text:p>100</text:p>
          </table:table-cell>
          <table:table-cell office:value-type="float" office:value="1046" calcext:value-type="float">
            <text:p>1,046.0</text:p>
          </table:table-cell>
          <table:table-cell office:value-type="float" office:value="1051" calcext:value-type="float">
            <text:p>1,051</text:p>
          </table:table-cell>
          <table:table-cell table:number-columns-repeated="2"/>
          <table:table-cell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アレンザホールディングス</text:p>
          </table:table-cell>
          <table:table-cell office:value-type="float" office:value="3546" calcext:value-type="float">
            <text:p>3546</text:p>
          </table:table-cell>
          <table:table-cell office:value-type="float" office:value="100" calcext:value-type="float">
            <text:p>100</text:p>
          </table:table-cell>
          <table:table-cell office:value-type="float" office:value="1010" calcext:value-type="float">
            <text:p>1,010.0</text:p>
          </table:table-cell>
          <table:table-cell office:value-type="float" office:value="1015" calcext:value-type="float">
            <text:p>1,015</text:p>
          </table:table-cell>
          <table:table-cell table:number-columns-repeated="16378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遠藤照明</text:p>
          </table:table-cell>
          <table:table-cell office:value-type="float" office:value="6932" calcext:value-type="float">
            <text:p>6932</text:p>
          </table:table-cell>
          <table:table-cell office:value-type="float" office:value="100" calcext:value-type="float">
            <text:p>100</text:p>
          </table:table-cell>
          <table:table-cell office:value-type="float" office:value="1181" calcext:value-type="float">
            <text:p>1,181.0</text:p>
          </table:table-cell>
          <table:table-cell office:value-type="float" office:value="1186" calcext:value-type="float">
            <text:p>1,186</text:p>
          </table:table-cell>
          <table:table-cell table:number-columns-repeated="16378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日本ライフライン</text:p>
          </table:table-cell>
          <table:table-cell office:value-type="float" office:value="7575" calcext:value-type="float">
            <text:p>7575</text:p>
          </table:table-cell>
          <table:table-cell office:value-type="float" office:value="100" calcext:value-type="float">
            <text:p>100</text:p>
          </table:table-cell>
          <table:table-cell office:value-type="float" office:value="1101" calcext:value-type="float">
            <text:p>1,101.0</text:p>
          </table:table-cell>
          <table:table-cell office:value-type="float" office:value="1111" calcext:value-type="float">
            <text:p>1,111</text:p>
          </table:table-cell>
          <table:table-cell table:number-columns-repeated="16378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office:value-type="string" calcext:value-type="string">
            <text:p>三菱ＵＦＪフィナンシャルＧ</text:p>
          </table:table-cell>
          <table:table-cell office:value-type="float" office:value="8306" calcext:value-type="float">
            <text:p>8306</text:p>
          </table:table-cell>
          <table:table-cell office:value-type="float" office:value="100" calcext:value-type="float">
            <text:p>100</text:p>
          </table:table-cell>
          <table:table-cell office:value-type="float" office:value="1293.5" calcext:value-type="float">
            <text:p>1,293.5</text:p>
          </table:table-cell>
          <table:table-cell office:value-type="float" office:value="1314" calcext:value-type="float">
            <text:p>1,314</text:p>
          </table:table-cell>
          <table:table-cell table:formula="of:=[.D43]*([.F43]-[.E43])" office:value-type="float" office:value="2050" calcext:value-type="float">
            <text:p>2,050</text:p>
          </table:table-cell>
          <table:table-cell/>
          <table:table-cell office:value-type="string" calcext:value-type="string">
            <text:p>11/14 中間決算、アナリスト強気</text:p>
          </table:table-cell>
          <table:table-cell table:number-columns-repeated="16375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>
          <table:table-cell office:value-type="date" office:date-value="2023-11-07" calcext:value-type="date">
            <text:p>2023/11/07</text:p>
          </table:table-cell>
          <table:table-cell table:number-columns-repeated="16383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4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6">0000/00/00</text:date>, <text:time style:data-style-name="N2" text:time-value="16:19:51.51496850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06T17:03:32.060758939</dc:date>
    <meta:editing-duration>P1DT3H54M22S</meta:editing-duration>
    <meta:editing-cycles>300</meta:editing-cycles>
    <meta:document-statistic meta:table-count="2" meta:cell-count="530" meta:object-count="0"/>
  </office:meta>
</office:document-meta>
</file>